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Linux Biolinum G" officeooo:rsid="0023fae9" officeooo:paragraph-rsid="0023fae9"/>
    </style:style>
    <style:style style:name="P2" style:family="paragraph" style:parent-style-name="Standard">
      <style:text-properties style:font-name="Linux Biolinum G" fo:language="en" fo:country="US" fo:font-weight="bold" officeooo:rsid="00159fe7" officeooo:paragraph-rsid="00159fe7" style:font-weight-asian="bold" style:font-weight-complex="bold"/>
    </style:style>
    <style:style style:name="P3" style:family="paragraph" style:parent-style-name="Standard">
      <style:text-properties style:font-name="Linux Biolinum G" fo:language="en" fo:country="US" fo:font-weight="bold" officeooo:rsid="001c393a" officeooo:paragraph-rsid="0021174a" style:font-weight-asian="bold" style:font-weight-complex="bold"/>
    </style:style>
    <style:style style:name="P4" style:family="paragraph" style:parent-style-name="Standard">
      <style:text-properties style:font-name="Linux Biolinum G" fo:font-size="16pt" fo:language="en" fo:country="US" fo:font-weight="bold" officeooo:rsid="00159fe7" officeooo:paragraph-rsid="00159fe7" style:font-size-asian="16pt" style:font-weight-asian="bold" style:font-size-complex="16pt" style:font-weight-complex="bold"/>
    </style:style>
    <style:style style:name="P5" style:family="paragraph" style:parent-style-name="Standard">
      <style:text-properties style:font-name="Linux Biolinum G" fo:font-size="16pt" fo:language="en" fo:country="US" fo:font-weight="bold" officeooo:rsid="001c393a" officeooo:paragraph-rsid="001c393a" style:font-size-asian="16pt" style:font-weight-asian="bold" style:font-size-complex="16pt" style:font-weight-complex="bold"/>
    </style:style>
    <style:style style:name="P6" style:family="paragraph" style:parent-style-name="Standard">
      <style:text-properties style:font-name="Linux Biolinum G" fo:font-size="16pt" fo:language="en" fo:country="US" fo:font-weight="bold" officeooo:rsid="0021174a" officeooo:paragraph-rsid="0021174a" style:font-size-asian="16pt" style:font-weight-asian="bold" style:font-size-complex="16pt" style:font-weight-complex="bold"/>
    </style:style>
    <style:style style:name="P7" style:family="paragraph" style:parent-style-name="Standard">
      <style:text-properties style:font-name="Linux Biolinum G" fo:font-size="16pt" fo:language="en" fo:country="US" fo:font-weight="bold" officeooo:rsid="00219e2a" officeooo:paragraph-rsid="00219e2a" style:font-size-asian="16pt" style:font-weight-asian="bold" style:font-size-complex="16pt" style:font-weight-complex="bold"/>
    </style:style>
    <style:style style:name="P8" style:family="paragraph" style:parent-style-name="Standard">
      <style:text-properties style:font-name="Linux Biolinum G" fo:font-size="20pt" fo:language="en" fo:country="US" fo:font-weight="bold" officeooo:rsid="00159fe7" officeooo:paragraph-rsid="00159fe7" style:font-size-asian="20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91e42" style:font-weight-asian="normal" style:font-weight-complex="normal"/>
    </style:style>
    <style:style style:name="T3" style:family="text">
      <style:text-properties fo:font-weight="normal" officeooo:rsid="0019d474" style:font-weight-asian="normal" style:font-weight-complex="normal"/>
    </style:style>
    <style:style style:name="T4" style:family="text">
      <style:text-properties fo:font-weight="normal" officeooo:rsid="001bd18b" style:font-weight-asian="normal" style:font-weight-complex="normal"/>
    </style:style>
    <style:style style:name="T5" style:family="text">
      <style:text-properties fo:font-weight="normal" officeooo:rsid="001d6161" style:font-weight-asian="normal" style:font-weight-complex="normal"/>
    </style:style>
    <style:style style:name="T6" style:family="text">
      <style:text-properties fo:font-weight="normal" officeooo:rsid="001f2ed5" style:font-weight-asian="normal" style:font-weight-complex="normal"/>
    </style:style>
    <style:style style:name="T7" style:family="text">
      <style:text-properties fo:font-weight="normal" officeooo:rsid="00219e2a" style:font-weight-asian="normal" style:font-weight-complex="normal"/>
    </style:style>
    <style:style style:name="T8" style:family="text">
      <style:text-properties fo:font-weight="normal" officeooo:rsid="0022304b" style:font-weight-asian="normal" style:font-weight-complex="normal"/>
    </style:style>
    <style:style style:name="T9" style:family="text">
      <style:text-properties fo:font-weight="normal" officeooo:rsid="0023fae9"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ip Van Winkle</text:p>
      <text:p text:style-name="P2"><text:span text:style-name="T1"/></text:p>
      <text:p text:style-name="P4"><text:span text:style-name="T1">The main character of an eponymous short story, which was written by Washington Irving, is a middle aged villager of a former dutch settlement in north America. </text:span><text:span text:style-name="T2">He seems to be very warmhearted and truly keen on working hard. </text:span><text:span text:style-name="T3">But having married a termagant women, he tries to avoid his home farm as he can, so soon he spends more time helping other villagers, playing with kids or on a hunt than being at home. However, because</text:span><text:span text:style-name="T2"> of his peaceful mindset </text:span><text:span text:style-name="T6">and a simple personality</text:span><text:span text:style-name="T2">, people from the village often </text:span><text:span text:style-name="T6">exploit</text:span><text:span text:style-name="T2"> his help and </text:span><text:span text:style-name="T3">even kids make fun of him. </text:span><text:span text:style-name="T4">The only people who more or less respect him are local “sages” whom share a common interest with him.</text:span></text:p>
      <text:p text:style-name="P4"><text:span text:style-name="T4"/></text:p>
      <text:p text:style-name="P5"><text:span text:style-name="T1">Rip van Winkle is not a bad character. As this story explains, Rip van Winkle always did what he believed was best. If only his village treated him with more respect, he would lived a much less miserable life. As you can see later in the story, when he met his </text:span><text:span text:style-name="T7">daughter </text:span><text:span text:style-name="T1">again after 20 years when his wife had </text:span><text:span text:style-name="T7">already</text:span><text:span text:style-name="T1"> passed away, you can see that </text:span><text:span text:style-name="T5">he becomes popular and especially young generation adores him for his kind kind character. Also, why I consider him being a positive character, is that he never fought against the society. His own village was </text:span><text:span text:style-name="T6">disapproving him, because people could not understand why is he being so kind to others and saw it as foolish.</text:span></text:p>
      <text:p text:style-name="P5"><text:span text:style-name="T6"/></text:p>
      <text:p text:style-name="P6"><text:span text:style-name="T6">O</text:span><text:span text:style-name="T1">n the other hand, Rip van Winkle wasn’t a good father nor a good husband. As he avoided his wife as he could and by not making anything profitable, his family must have been having hard times. His kids wore ragged clothes, his farm was falling apart. Also I imagine that it wasn’t always easy for his family to </text:span><text:span text:style-name="T7">have something to put into their mouths.</text:span></text:p>
      <text:p text:style-name="P6"><text:span text:style-name="T7"/></text:p>
      <text:p text:style-name="P7"><text:span text:style-name="T7">A</text:span><text:span text:style-name="T1">s Rip van Winkle doesn’t change through the story, it is really hard to tell, if he is positive or negative. Does having a quarrelsome wife excuse him? Did he have a different option than </text:span><text:span text:style-name="T8">avoiding his family? But one thing is sure. As with Rip van Winkle, our place in society determines how </text:span><text:span text:style-name="T9">people</text:span><text:span text:style-name="T8"> behave to us and what they think of us. That given, a town fool </text:span><text:span text:style-name="T9">is sometimes just a step from</text:span><text:span text:style-name="T8"> an honorable citizen.</text:span></text:p>
      <text:p text:style-name="P6"><text:span text:style-name="T7"/></text:p>
      <text:p text:style-name="P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nux Biolinum G" officeooo:rsid="0023fae9" officeooo:paragraph-rsid="0023fae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ohdan Kopčá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0:03:25.549000000</meta:creation-date>
    <dc:date>2018-11-19T23:12:29.733000000</dc:date>
    <meta:editing-duration>PT3M50S</meta:editing-duration>
    <meta:editing-cycles>1</meta:editing-cycles>
    <meta:document-statistic meta:table-count="0" meta:image-count="0" meta:object-count="0" meta:page-count="1" meta:paragraph-count="6" meta:word-count="390" meta:character-count="2116" meta:non-whitespace-character-count="1732"/>
    <meta:generator>LibreOffice/6.1.2.1$Windows_X86_64 LibreOffice_project/65905a128db06ba48db947242809d14d3f9a93fe</meta:generator>
  </office:meta>
</office:document-meta>
</file>